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Sans Pro" svg:font-family="'Source Sans Pro'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0835in" fo:margin-bottom="0.0835in" style:contextual-spacing="false" fo:text-align="end" style:justify-single-word="false" style:snap-to-layout-grid="false"/>
    </style:style>
    <style:style style:name="P8" style:family="paragraph" style:parent-style-name="Standard">
      <style:paragraph-properties fo:margin-top="0.0835in" fo:margin-bottom="0.0835in" style:contextual-spacing="false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.0138in" fo:margin-bottom="0.0138in" style:contextual-spacing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0" style:family="paragraph" style:parent-style-name="Header">
      <style:paragraph-properties fo:margin-top="0.0138in" fo:margin-bottom="0.0138in" style:contextual-spacing="false" style:snap-to-layout-grid="false"/>
    </style:style>
    <style:style style:name="P11" style:family="paragraph" style:parent-style-name="Header">
      <style:paragraph-properties fo:margin-top="0.0138in" fo:margin-bottom="0.0138in" style:contextual-spacing="false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5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6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7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8" style:family="paragraph" style:parent-style-name="qmsversion"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9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20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arial" fo:font-size="18pt" fo:letter-spacing="normal" fo:font-style="normal" fo:font-weight="bold"/>
    </style:style>
    <style:style style:name="P22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arial" fo:font-size="18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arial" fo:font-size="14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fo:letter-spacing="normal"/>
    </style:style>
    <style:style style:name="P25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6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27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arial" fo:font-size="18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arial" fo:font-size="18pt" fo:letter-spacing="normal" fo:font-style="normal" fo:font-weight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arial" fo:font-size="14pt" fo:letter-spacing="normal" fo:font-style="normal" fo:font-weight="normal"/>
    </style:style>
    <style:style style:name="P30" style:family="paragraph" style:parent-style-name="Standard" style:list-style-name="L1"/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/>
    </style:style>
    <style:style style:name="T9" style:family="text">
      <style:text-properties fo:font-size="14pt" fo:font-weight="bold"/>
    </style:style>
    <style:style style:name="T10" style:family="text">
      <style:text-properties style:font-name="arial" fo:font-size="14pt"/>
    </style:style>
    <style:style style:name="T11" style:family="text">
      <style:text-properties fo:color="#ac0404" style:text-line-through-style="none" style:text-underline-style="none" style:text-blinking="false"/>
    </style:style>
    <style:style style:name="fr1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rouble shooting on Screen Resolution Problem</text:p>
      <text:p text:style-name="P27"><text:span text:style-name="T6">Problem</text:span>:</text:p>
      <text:p text:style-name="P29">The monitor is working perfectly on “Windows OS” but the same monitor isn't supported by the “Cent Os” and also “Ubuntu OS”.</text:p>
      <text:p text:style-name="P29">Here we have “BenQ T52WA” monitor is working perfectly on “Windows OS” but the same monitor isn't supported by “Cent Os” and also “Ubuntu OS”.</text:p>
      <text:p text:style-name="P29">In “Cent OS and Ubuntu OS” it will generate the error like “OUT OF RANGE”.</text:p>
      <text:p text:style-name="P28">Solution:</text:p>
      <text:p text:style-name="P29">First we collect the monitor details from “monitor acknowledgment card” or “Internet by using monitor name and monitor model number”.</text:p>
      <text:p text:style-name="P29">Here we collect the monitor details like the following</text:p>
      <text:p text:style-name="P29">Model Name : LCD Monitor – BenQ T52WA</text:p>
      <text:p text:style-name="P29">Display Size : 1280 X 720 (default)</text:p>
      <text:p text:style-name="P29">Horizontal Synchronization : 31.0 Hz – 64.0 Hz</text:p>
      <text:p text:style-name="P29">Vertical Refresh : 56.0 Hz – 75.0 Hz</text:p>
      <text:p text:style-name="P28">Cent OS:</text:p>
      <text:p text:style-name="P29">The GUI Mode is controlled by “X11 Server” in Cent OS. First you take backup on</text:p>
      <text:p text:style-name="P29">configuration file of X11 server by using the command line.</text:p>
      <text:p text:style-name="P29">To enter into command mode by “Alt+Ctrl+F1”.</text:p>
      <text:p text:style-name="P29">To take X11 Server configuration file backup by using the following command</text:p>
      <text:p text:style-name="P29">#cp /etc/X11/xorg.conf /etc/X11/xorg.conf.backup1 //rebuild purpose</text:p>
      <text:p text:style-name="P29">After that set the monitor default value for monitor detection.</text:p>
      <text:p text:style-name="P23">#system-config-display</text:p>
      <text:p text:style-name="P26"><draw:a xlink:type="simple" xlink:href="http://192.168.2.55/admin/wp-content/uploads/2014/02/g.png"><draw:frame draw:style-name="fr1" draw:name="graphics1" text:anchor-type="as-char" svg:width="3.0193in" svg:height="2.2693in" draw:z-index="0"><draw:image xlink:href="http://192.168.2.55/admin/wp-content/uploads/2014/02/g-300x225.png" xlink:type="simple" xlink:show="embed" xlink:actuate="onLoad"/><svg:title>g</svg:title></draw:frame></draw:a></text:p>
      <text:p text:style-name="P22"><text:span text:style-name="T8">Here you set the monitor default value in “</text:span><text:span text:style-name="T9">settings</text:span>”<text:span text:style-name="T8">, you set default value like</text:span></text:p>
      <text:p text:style-name="P24"> </text:p>
      <text:p text:style-name="P23"><text:soft-page-break/>Screen Resolution = 1280 X 720 //default</text:p>
      <text:p text:style-name="P24"> </text:p>
      <text:p text:style-name="P23">After that you reboot the system, now the monitor will work on GUI Mode</text:p>
      <text:p text:style-name="P23">with default values.</text:p>
      <text:p text:style-name="P24"> </text:p>
      <text:p text:style-name="P23">Then you adjust the screen resolution value by</text:p>
      <text:p text:style-name="P24"> </text:p>
      <text:p text:style-name="P25"><text:span text:style-name="T10">System-----------&gt;Preferences-------------&gt;Screen Resolution </text:span><text:span text:style-name="T11"><draw:a xlink:type="simple" xlink:href="http://192.168.2.55/admin/wp-content/uploads/2014/02/g2.png"><draw:frame draw:style-name="fr1" draw:name="graphics2" text:anchor-type="as-char" svg:width="3.0193in" svg:height="2.2693in" draw:z-index="1"><draw:image xlink:href="http://192.168.2.55/admin/wp-content/uploads/2014/02/g2-300x225.png" xlink:type="simple" xlink:show="embed" xlink:actuate="onLoad"/><svg:title>g2</svg:title></draw:frame></draw:a></text:span></text:p>
      <text:p text:style-name="P23">Now the monitor will work on Cent OS with 1024 X768 screen resolution.</text:p>
      <text:p text:style-name="P21">Ubuntu OS:</text:p>
      <text:p text:style-name="P24"> </text:p>
      <text:p text:style-name="P23">Go to command mode by using ( Alt+Ctrl+F1).</text:p>
      <text:p text:style-name="P24"> </text:p>
      <text:p text:style-name="P23"># xrandr -q</text:p>
      <text:p text:style-name="P23">SZ: Pixels Physical Refresh</text:p>
      <text:p text:style-name="P23">0 1024 x 768 ( 347mm x 260mm ) 76</text:p>
      <text:p text:style-name="P23">1 800 x 600 ( 347mm x 260mm ) 73</text:p>
      <text:p text:style-name="P23">2 640 x 480 ( 347mm x 260mm ) 73</text:p>
      <text:p text:style-name="P23">3 640 x 400 ( 347mm x 260mm ) 0</text:p>
      <text:p text:style-name="P24"> </text:p>
      <text:p text:style-name="P23">It will display all possible screen resolution modes supported by monitor and that OS.</text:p>
      <text:p text:style-name="P23"><text:soft-page-break/>#xrandr -s 1024 X 768 //Set the Screen Resolution value.</text:p>
      <text:p text:style-name="P23">Verify the Screen Resolution is set or not by</text:p>
      <text:p text:style-name="P23">#xrandr -q</text:p>
      <text:p text:style-name="P24"> </text:p>
      <text:p text:style-name="P23">SZ  Pixels          Physical Refresh</text:p>
      <text:p text:style-name="P23">*0  1024 x 768  ( 347mm x 260mm ) *76</text:p>
      <text:p text:style-name="P23">1   800 x 600     ( 347mm x 260mm ) 73</text:p>
      <text:p text:style-name="P23">2   640 x 480     ( 347mm x 260mm ) 73</text:p>
      <text:p text:style-name="P23">3   640 x 400     ( 347mm x 260mm ) 0</text:p>
      <text:p text:style-name="P23">Reboot the system,now the Ubuntu OS will work on 1024 X 768 Screen Resolu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ource Sans Pro" svg:font-family="'Source Sans Pro'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margin-top="0in" fo:margin-bottom="0in" style:contextual-spacing="false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margin-top="0in" fo:margin-bottom="0in" style:contextual-spacing="false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margin-top="0in" fo:margin-bottom="0in" style:contextual-spacing="false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 style:contextual-spacing="false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6-04T12:37:17</meta:creation-date>
    <dc:date>2014-12-23T18:08:14</dc:date>
    <meta:editing-duration>PT6H12M5S</meta:editing-duration>
    <meta:editing-cycles>55</meta:editing-cycles>
    <meta:generator>LibreOffice/4.0.4.2$Linux_x86 LibreOffice_project/400m0$Build-2</meta:generator>
    <dc:creator>root </dc:creator>
    <meta:document-statistic meta:table-count="0" meta:image-count="2" meta:object-count="0" meta:page-count="3" meta:paragraph-count="54" meta:word-count="403" meta:character-count="2236" meta:non-whitespace-character-count="1838"/>
  </office:meta>
</office:document-meta>
</file>